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Standard"/>
      <text:p text:style-name="Standard">Nouvelle phase → rendre le site responsive :</text:p>
      <text:p text:style-name="Standard"/>
      <text:p text:style-name="Standard">Etapes :</text:p>
      <text:p text:style-name="Standard"/>
      <text:p text:style-name="Standard">1.Retirer une adresse mail. <text:s/><text:span text:style-name="T1">fait</text:span></text:p>
      <text:p text:style-name="Standard">2.Ajouter le media screen écran large pour mon css actuel sur toutes les pages <text:s/><text:span text:style-name="T1">fait</text:span></text:p>
      <text:p text:style-name="Standard">3.Créer le css avec le media screen mobile pour la page d'accueil <text:s/><text:span text:style-name="T1">fait</text:span></text:p>
      <text:p text:style-name="Standard">4.Créer le css avec le media screen mobile pour la page Figma <text:s/><text:span text:style-name="T1">fait</text:span></text:p>
      <text:p text:style-name="Standard">5.Créer le css avec le media screen mobile pour la page 404 <text:span text:style-name="T1">fait</text:span></text:p>
      <text:p text:style-name="Standard">6.Créer le css avec le media screen tablette pour la page d'accueil</text:p>
      <text:p text:style-name="Standard">7.Créer le css avec le media screen tablette pour la page Figma</text:p>
      <text:p text:style-name="Standard">8.Créer le css avec le media screen tablette pour la page 404</text:p>
      <text:p text:style-name="Standard">9.Créer le css avec le media screen desktop pour la page d'accueil</text:p>
      <text:p text:style-name="Standard">10.Créer le css avec le media screen desktop pour la page Figma</text:p>
      <text:p text:style-name="Standard">11.Créer le css avec le media screen desktop pour la page 404</text:p>
      <text:p text:style-name="Standard"><text:soft-page-break/>12.Changer la date de dernière maj du site</text:p>
      <text:p text:style-name="Standard"/>
      <text:p text:style-name="Standard">Branches :</text:p>
      <text:p text:style-name="Standard"/>
      <text:p text:style-name="Standard">1.Ajouter le media queries écran large pour le code css d'origine 1 → 2. <text:s/><text:span text:style-name="T1">fait</text:span></text:p>
      <text:p text:style-name="Standard">2.Coder le css du media queries mobile 3 → 5.</text:p>
      <text:p text:style-name="Standard">3.Coder le css du media queries tablette 6 → 8.</text:p>
      <text:p text:style-name="Standard">4.Coder le css du media queries desktop 9 → 12.</text:p>
      <text:p text:style-name="Standard"/>
      <text:p text:style-name="Standard"/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<text:soft-page-break/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/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<text:soft-page-break/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<text:soft-page-break/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/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<text:soft-page-break/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25T01:51:34.49</dc:date>
    <dc:creator>Jean-Claude MINOT</dc:creator>
    <meta:editing-duration>P1DT16H25M10S</meta:editing-duration>
    <meta:editing-cycles>24</meta:editing-cycles>
    <meta:generator>OpenOffice/4.1.9$Win32 OpenOffice.org_project/419m1$Build-9805</meta:generator>
    <meta:document-statistic meta:table-count="0" meta:image-count="0" meta:object-count="0" meta:page-count="8" meta:paragraph-count="309" meta:word-count="1129" meta:character-count="10398"/>
  </office:meta>
</office:document-meta>
</file>